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60a" officeooo:paragraph-rsid="0009660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ve 3 different scripts but to call and run this program we need to call the main script which will run all the functions and call other scripts. </text:p>
      <text:p text:style-name="P1">Use command <text:span text:style-name="T1">./script.sh AAPL</text:span> to see the result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0:19:37.436857714</meta:creation-date>
    <dc:date>2020-10-31T15:02:49.874334938</dc:date>
    <meta:editing-duration>PT5M29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2" meta:word-count="37" meta:character-count="198" meta:non-whitespace-character-count="161"/>
  </office:meta>
</office:document-meta>
</file>